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/>
    </style:style>
    <style:style style:name="P2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Andale Mono"/>
    </style:style>
    <style:style style:name="P6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Century Gothic"/>
    </style:style>
    <style:style style:name="T1" style:family="text">
      <style:text-properties style:font-name="Century Gothic"/>
    </style:style>
    <style:style style:name="T2" style:family="text">
      <style:text-properties style:font-name="Andale Mono"/>
    </style:style>
    <style:style style:name="T3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fo:language="en" fo:country="US"/>
    </style:style>
    <style:style style:name="T11" style:family="text">
      <style:text-properties fo:font-weight="normal"/>
    </style:style>
    <style:style style:name="T12" style:family="text">
      <style:text-properties style:font-size-asian="12pt"/>
    </style:style>
    <style:style style:name="T13" style:family="text">
      <style:text-properties style:font-weight-asian="normal"/>
    </style:style>
    <style:style style:name="T14" style:family="text">
      <style:text-properties style:font-size-complex="12pt"/>
    </style:style>
    <style:style style:name="T15" style:family="text">
      <style:text-properties style:font-weight-complex="normal"/>
    </style:style>
    <style:style style:name="T16" style:family="text"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Lengkapilah titik – titik pada sintaks class Person.java dibawah ini !<text:line-break/><text:line-break/><text:span text:style-name="T4">public class Person{ </text:span></text:p>
      <text:p text:style-name="P2"><text:tab/>public static <text:span text:style-name="T8">...</text:span> main(<text:span text:style-name="T8">...</text:span>[] args) { </text:p>
      <text:p text:style-name="P2"><text:tab/><text:tab/><text:span text:style-name="T8">...</text:span> nilai1; </text:p>
      <text:p text:style-name="P2"><text:tab/><text:tab/>nilai1 = 25; </text:p>
      <text:p text:style-name="P2"><text:tab/><text:tab/><text:span text:style-name="T8">...</text:span> nilai2 = 25; </text:p>
      <text:p text:style-name="P2"/>
      <text:p text:style-name="P2"><text:tab/><text:tab/>System.out.println("nilai1 = " + nilai1); </text:p>
      <text:p text:style-name="P2"><text:tab/><text:tab/>System.out.println("nilai2 = " + nilai2); </text:p>
      <text:p text:style-name="P2"><text:tab/><text:tab/>System.out.println("nilai1 + nilai2 = " + (nilai1 + <text:line-break/><text:tab/><text:tab/>nilai2)); </text:p>
      <text:p text:style-name="P2"><text:tab/>} </text:p>
      <text:p text:style-name="P5"><text:span text:style-name="T6">}<text:line-break/></text:span><text:span text:style-name="T1"><text:line-break/> <text:s text:c="4"/>- Beri penjelasan pada sintaks di atas hingga menampilkan hasil seperti <text:line-break/> <text:s text:c="6"/>dibawah ini !<text:line-break/><text:line-break/><text:tab/><text:tab/></text:span><text:span text:style-name="T6">nilai1 = 25</text:span></text:p>
      <text:p text:style-name="P3"><text:tab/><text:tab/>nilai2 = 25 </text:p>
      <text:p text:style-name="P1"><text:span text:style-name="T3"><text:tab/><text:tab/>nilai1 + nilai2 = 50 <text:line-break/><text:line-break/></text:span><text:span text:style-name="T6">2.- Lengkapilah titik – titik pada sintaks class </text:span><text:span text:style-name="T16">Exception</text:span><text:span text:style-name="T6">.java dibawah ini !<text:line-break/><text:line-break/></text:span><text:span text:style-name="T3">import java.util.*; </text:span></text:p>
      <text:p text:style-name="P2"/>
      <text:p text:style-name="P2">public class Exception{ </text:p>
      <text:p text:style-name="P2"><text:tab/>public static void main(String[] args){ </text:p>
      <text:p text:style-name="P2"><text:tab/><text:tab/>Scanner input = new Scanner(System.in); </text:p>
      <text:p text:style-name="P2"><text:tab/><text:tab/>int x = 1; </text:p>
      <text:p text:style-name="P2"/>
      <text:p text:style-name="P2"><text:tab/><text:tab/>do { </text:p>
      <text:p text:style-name="P2"><text:tab/><text:tab/><text:span text:style-name="T8">...</text:span> { </text:p>
      <text:p text:style-name="P2"><text:tab/><text:tab/><text:tab/>System.out.println("Input nomor pertama : "); </text:p>
      <text:p text:style-name="P2"><text:tab/><text:tab/><text:tab/>int n1 = input. <text:span text:style-name="T8">...</text:span>(); </text:p>
      <text:p text:style-name="P2"><text:tab/><text:tab/><text:tab/>System.out.println(" Input nomor kedua : "); </text:p>
      <text:p text:style-name="P2"><text:tab/><text:tab/><text:tab/>int n2 = input. <text:span text:style-name="T8">...</text:span>(); </text:p>
      <text:p text:style-name="P2"><text:tab/><text:tab/><text:tab/>int sum = n1/n2; </text:p>
      <text:p text:style-name="P2"><text:tab/><text:tab/><text:tab/>System.out.println(sum); </text:p>
      <text:p text:style-name="P2"><text:tab/><text:tab/><text:tab/>x = 2;<text:tab/> </text:p>
      <text:p text:style-name="P2"><text:tab/><text:tab/><text:tab/><text:tab/> </text:p>
      <text:p text:style-name="P2"><text:tab/><text:tab/>} <text:span text:style-name="T8">...</text:span> (<text:span text:style-name="T8">...</text:span> e) { </text:p>
      <text:p text:style-name="P2"><text:tab/><text:tab/><text:tab/>System.out.println("Anda tidak bisa melakukan itu!"<text:span text:style-name="T2">)</text:span>; </text:p>
      <text:p text:style-name="P2"><text:tab/><text:tab/>} </text:p>
      <text:p text:style-name="P2"><text:tab/><text:tab/>} while (x == 1); </text:p>
      <text:p text:style-name="P2"><text:tab/>} </text:p>
      <text:p text:style-name="P5"><text:span text:style-name="T6">}<text:line-break/></text:span></text:p>
      <text:p text:style-name="P5"><text:span text:style-name="T6"><text:line-break/></text:span><text:soft-page-break/><text:span text:style-name="T6"> <text:s text:c="2"/></text:span><text:span text:style-name="T1">- Beri penjelasan pada sintaks di atas hingga menampilkan hasil seperti <text:line-break/> <text:s text:c="6"/>dibawah ini !<text:line-break/><text:line-break/><text:tab/><text:tab/></text:span><text:span text:style-name="T7">Input nomor pertama :</text:span><text:span text:style-name="T6"> </text:span></text:p>
      <text:p text:style-name="P4"><text:tab/><text:tab/>50 </text:p>
      <text:p text:style-name="P4"><text:tab/><text:tab/><text:span text:style-name="T2">Input nomor kedua : </text:span></text:p>
      <text:p text:style-name="P4"><text:tab/><text:tab/>10 </text:p>
      <text:p text:style-name="P3"><text:span text:style-name="T2"><text:tab/><text:tab/>5</text:span><text:span text:style-name="T1"><text:line-break/><text:line-break/><text:tab/> <text:s text:c="3"/>- Jika Input salah, keluar output seperti di bawah ini !<text:line-break/><text:line-break/><text:tab/><text:tab/></text:span>Input nomor pertama : </text:p>
      <text:p text:style-name="P4"><text:tab/><text:tab/>50 </text:p>
      <text:p text:style-name="P4"><text:tab/><text:tab/><text:span text:style-name="T2">Input nomor kedua : </text:span></text:p>
      <text:p text:style-name="P4"><text:tab/><text:tab/>0<text:span text:style-name="T2"> </text:span></text:p>
      <text:p text:style-name="P4"><text:tab/><text:tab/><text:span text:style-name="T9">Anda tidak bisa melakukan itu!</text:span></text:p>
      <text:p text:style-name="P3"><text:span text:style-name="T1"><text:tab/><text:tab/></text:span>Input nomor pertama :<text:line-break/><text:line-break/><text:span text:style-name="T1">3. - Lengkapilah titik – titik pada sintaks class Number.java dibawah ini !<text:line-break/><text:line-break/></text:span>public class Number{ </text:p>
      <text:p text:style-name="P2"><text:tab/>public <text:span text:style-name="T8">...</text:span> void main(String[] args){ </text:p>
      <text:p text:style-name="P2"><text:span text:style-name="T8"><text:tab/><text:tab/>...</text:span> number1 = 10; </text:p>
      <text:p text:style-name="P2"><text:tab/><text:tab/><text:span text:style-name="T8">...</text:span> number2 = 10; </text:p>
      <text:p text:style-name="P2"/>
      <text:p text:style-name="P2"><text:tab/><text:tab/>System.out.println(<text:span text:style-name="T8">...</text:span>); <text:s/></text:p>
      <text:p text:style-name="P2"><text:tab/><text:tab/>System.out.println(<text:span text:style-name="T8">...</text:span>); </text:p>
      <text:p text:style-name="P2"><text:tab/>} </text:p>
      <text:p text:style-name="P5"><text:span text:style-name="T6">}</text:span><text:span text:style-name="T1"> <text:line-break/><text:line-break/>- Beri penjelasan pada sintaks di atas hingga menampilkan hasil seperti <text:line-break/> <text:s/>dibawah ini !<text:line-break/><text:line-break/><text:tab/><text:tab/> <text:s/></text:span><text:span text:style-name="T6">10 </text:span></text:p>
      <text:p text:style-name="P3"><text:tab/><text:tab/> 10.0</text:p>
      <text:p text:style-name="P1"><text:tab/></text:p>
      <text:p text:style-name="P1"><text:tab/>4. <text:s/>- Buatlah class TokoBuku.java<text:line-break/><text:tab/> <text:s text:c="4"/>- Tampilkan output judul buku, seperti di bawah ini :<text:line-break/><text:line-break/><text:tab/><text:tab/><text:span text:style-name="T2">Buku yang tersedia </text:span><text:span text:style-name="T3">(1-3) </text:span></text:p>
      <text:p text:style-name="P4"><text:tab/><text:tab/><text:tab/>1.) Pemrograman java</text:p>
      <text:p text:style-name="P4"><text:tab/><text:tab/><text:tab/>2.) Borland C++</text:p>
      <text:p text:style-name="P4"><text:tab/><text:tab/><text:tab/>3.) Panduan Microsoft Office </text:p>
      <text:p text:style-name="P3"><text:tab/><text:tab/>Masukan Pilihan Anda :</text:p>
      <text:p text:style-name="P1"><text:line-break/><text:tab/> <text:s text:c="4"/>- <text:s/>Jika di pilih opsi yang tersedia (1-3), program akan menampilkan opsi <text:line-break/><text:tab/> <text:s text:c="7"/>yang di pilih, tampilan outputnya seperti dibawah ini :<text:line-break/></text:p>
      <text:p text:style-name="P1"><text:line-break/><text:soft-page-break/><text:tab/><text:tab/><text:span text:style-name="T3">Masukan Pilihan Anda : 1 </text:span></text:p>
      <text:p text:style-name="P1"><text:span text:style-name="T3"><text:tab/><text:tab/>Anda memilih Pemrograman Java<text:line-break/><text:line-break/><text:tab/> </text:span><text:span text:style-name="T6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3">Masukan Pilihan Anda : 5</text:span></text:p>
      <text:p text:style-name="P3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3T11:19:41</meta:creation-date>
    <dc:date>2011-10-26T10:43:39</dc:date>
    <dc:creator>izwan </dc:creator>
    <meta:editing-duration>PT04H48M10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3" meta:paragraph-count="60" meta:word-count="360" meta:character-count="2366"/>
  </office:meta>
</office:document-meta>
</file>